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master-page-name="">
      <loext:graphic-properties draw:fill="none"/>
      <style:paragraph-properties fo:margin-left="0in" fo:margin-right="-0.5in" fo:text-indent="0in" style:auto-text-indent="false" style:page-number="auto" fo:background-color="transparent">
        <style:tab-stops>
          <style:tab-stop style:position="0in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9217" style:font-weight-asian="bold" style:font-weight-complex="bold"/>
    </style:style>
    <style:style style:name="T3" style:family="text">
      <style:text-properties officeooo:rsid="001e9217"/>
    </style:style>
    <style:style style:name="T4" style:family="text">
      <style:text-properties officeooo:rsid="001fb5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Step1</text:span>. </text:p>
      <text:p text:style-name="Standard"/>
      <text:p text:style-name="P2"><text:span text:style-name="T1">start the Basic -Network</text:span>:</text:p>
      <text:p text:style-name="Standard"/>
      <text:p text:style-name="Standard">cd fabric-samples/basic-network</text:p>
      <text:p text:style-name="Standard"><text:s/>execute the ./start.sh</text:p>
      <text:p text:style-name="Standard"/>
      <text:p text:style-name="Standard">This will create the docker containers for Peers , orderer , couchdb, and the Cli (Fabric Tool)</text:p>
      <text:p text:style-name="Standard"/>
      <text:p text:style-name="Standard"/>
      <text:p text:style-name="Standard">Step 2: Now we need to place our chaincode in the Cli container filesystem so that we can further install, Instantiate the chaincode.</text:p>
      <text:p text:style-name="Standard"/>
      <text:p text:style-name="Standard">Open new terminal and execute the below command:</text:p>
      <text:p text:style-name="P1">sudo docker exec -it cli bash</text:p>
      <text:p text:style-name="Standard">this will take you to the below dicrectory .</text:p>
      <text:p text:style-name="Standard"/>
      <text:p text:style-name="Standard">root@a75e16746365:/opt/gopath/src/github.com/hyperledger/fabric/peer#</text:p>
      <text:p text:style-name="Standard"/>
      <text:p text:style-name="Standard">now move back to the github.com file using the below command .</text:p>
      <text:p text:style-name="P1">cd /opt/gopath/src/github.com</text:p>
      <text:p text:style-name="Standard"/>
      <text:p text:style-name="Standard">now make the directories wiprogadget/go </text:p>
      <text:p text:style-name="Standard"/>
      <text:p text:style-name="Standard"><text:span text:style-name="T1">mkdir <text:s/>-</text:span><text:span text:style-name="T2">p </text:span><text:span text:style-name="T1">wiprogadget/go</text:span> </text:p>
      <text:p text:style-name="Standard"/>
      <text:p text:style-name="Standard">This will create the "wiprogadget" and then inside it the "go" .</text:p>
      <text:p text:style-name="Standard">come out of docker cli mode <text:s/>using "exit" command.</text:p>
      <text:p text:style-name="Standard"/>
      <text:p text:style-name="Standard">In another terminal we need to place the wiproGadget file (Chain code File) from the localfile system to docker container file system.</text:p>
      <text:p text:style-name="Standard"><text:s/></text:p>
      <text:p text:style-name="P1">sudo docker cp /home/shyam246/fabric-samples/chaincode/wiprogadget/go/wiproGadget.go containerid:/opt/gopath/src/github.com/wiprogadget/go</text:p>
      <text:p text:style-name="Standard"/>
      <text:p text:style-name="P1">Step 3 : Install ,Instantiate and invoke the Chaincode.</text:p>
      <text:p text:style-name="Standard"/>
      <text:p text:style-name="Standard"><text:span text:style-name="T1">Enter into cli mode</text:span> :</text:p>
      <text:p text:style-name="Standard"/>
      <text:p text:style-name="P1">sudo docker exec -it cli bash</text:p>
      <text:p text:style-name="Standard"/>
      <text:p text:style-name="Standard"><text:span text:style-name="T1">Note</text:span> : The MSP CONFIG PATh environmental variables are taken from the basic-network docker-compose.yml file.</text:p>
      <text:p text:style-name="Standard"/>
      <text:p text:style-name="P1">Install the chaincode :</text:p>
      <text:p text:style-name="Standard">docker exec -e "CORE_PEER_LOCALMSPID=Org1MSP" -e "CORE_PEER_MSPCONFIGPATH=/opt/gopath/src/github.com/hyperledger/fabric/peer/crypto/peerOrganizations/org1.example.com/users/Admin@org1.example.com/msp" cli peer chaincode install -n wiprogadget -v 1.0 -p "github.com/wiprogadget/go" -l "golang"</text:p>
      <text:p text:style-name="Standard"><text:soft-page-break/></text:p>
      <text:p text:style-name="Standard"><text:span text:style-name="T1">Instantiate The ChainCode </text:span>:</text:p>
      <text:p text:style-name="Standard"/>
      <text:p text:style-name="Standard">docker exec -e "CORE_PEER_LOCALMSPID=Org1MSP" -e "CORE_PEER_MSPCONFIGPATH=/opt/gopath/src/github.com/hyperledger/fabric/peer/crypto/peerOrganizations/org1.example.com/users/Admin@org1.example.com/msp" cli peer chaincode instantiate -o orderer.example.com:7050 -C mychannel -n wiprogadget -l "golang" -v 1.0 -c '{"Args":[]}' -P "OR ('Org1MSP.member','Org2MSP.member')"</text:p>
      <text:p text:style-name="Standard"/>
      <text:p text:style-name="Standard"/>
      <text:p text:style-name="Standard"><text:span text:style-name="T1">Invoking the Chaincode :</text:span> </text:p>
      <text:p text:style-name="Standard"/>
      <text:p text:style-name="Standard"><text:span text:style-name="T1">Functions used in the chain code to invoke the chain code </text:span></text:p>
      <text:p text:style-name="Standard"/>
      <text:p text:style-name="P1">initLedger</text:p>
      <text:p text:style-name="P1">queryAllGadgets</text:p>
      <text:p text:style-name="P1">queryGadget</text:p>
      <text:p text:style-name="P1">createGadget</text:p>
      <text:p text:style-name="P1">changeGadgetOwner</text:p>
      <text:p text:style-name="P1">deleteGadget</text:p>
      <text:p text:style-name="P1">getGadgetHistory</text:p>
      <text:p text:style-name="Standard"/>
      <text:p text:style-name="Standard"/>
      <text:p text:style-name="Standard"/>
      <text:p text:style-name="Standard">invoking the <text:span text:style-name="T3">Initial</text:span> records in the chain code by executing the <text:span text:style-name="T1">initLedger</text:span> function.</text:p>
      <text:p text:style-name="Standard"/>
      <text:p text:style-name="Standard">docker exec -e "CORE_PEER_LOCALMSPID=Org1MSP" -e "CORE_PEER_MSPCONFIGPATH=/opt/gopath/src/github.com/hyperledger/fabric/peer/crypto/peerOrganizations/org1.example.com/users/Admin@org1.example.com/msp" cli peer chaincode invoke -o orderer.example.com:7050 -C mychannel -n wiprogadget -c '{"function":"initLedger","Args":[]}'</text:p>
      <text:p text:style-name="Standard"/>
      <text:p text:style-name="Standard">Invoking the <text:span text:style-name="T1">queryAllGadgets</text:span> fucntion to check all the records.</text:p>
      <text:p text:style-name="Standard"/>
      <text:p text:style-name="Standard">docker exec -e "CORE_PEER_LOCALMSPID=Org1MSP" -e "CORE_PEER_MSPCONFIGPATH=/opt/gopath/src/github.com/hyperledger/fabric/peer/crypto/peerOrganizations/org1.example.com/users/Admin@org1.example.com/msp" cli peer chaincode invoke -o orderer.example.com:7050 -C mychannel -n wiprogadget -c '{"function":"queryAllGadgets","Args":[]}'</text:p>
      <text:p text:style-name="Standard"/>
      <text:p text:style-name="Standard"/>
      <text:p text:style-name="Standard">Invoking the <text:span text:style-name="T1">queryGadget</text:span> function to pull the information or particular record or the Gardget.</text:p>
      <text:p text:style-name="Standard"/>
      <text:p text:style-name="Standard">docker exec -e "CORE_PEER_LOCALMSPID=Org1MSP" -e "CORE_PEER_MSPCONFIGPATH=/opt/gopath/src/github.com/hyperledger/fabric/peer/crypto/peerOrganizations/org1.example.com/users/Admin@org1.example.com/msp" cli peer chaincode invoke -o orderer.example.com:7050 -C mychannel -n wiprogadget -c '{"function":"queryGadget","Args":["GADGET4"]}'</text:p>
      <text:p text:style-name="Standard"/>
      <text:p text:style-name="Standard"><text:soft-page-break/></text:p>
      <text:p text:style-name="Standard">Invoking the function <text:span text:style-name="T1">createGadget</text:span> to create a new record or the gadget and will be updated in the Ledger.</text:p>
      <text:p text:style-name="Standard"/>
      <text:p text:style-name="Standard">docker exec -e "CORE_PEER_LOCALMSPID=Org1MSP" -e "CORE_PEER_MSPCONFIGPATH=/opt/gopath/src/github.com/hyperledger/fabric/peer/crypto/peerOrganizations/org1.example.com/users/Admin@org1.example.com/msp" cli peer chaincode invoke -o orderer.example.com:7050 -C mychannel -n wiprogadget -c '{"function":"createGadget","Args":["GADGET9", "NOKIA", "ZSeries", "Black", "Shyam"]}'</text:p>
      <text:p text:style-name="Standard"/>
      <text:p text:style-name="Standard">Invoking the function <text:span text:style-name="T1">changeGadgetOwner</text:span> <text:s/>to change the owner of the Gadget.</text:p>
      <text:p text:style-name="Standard"/>
      <text:p text:style-name="Standard">docker exec -e "CORE_PEER_LOCALMSPID=Org1MSP" -e "CORE_PEER_MSPCONFIGPATH=/opt/gopath/src/github.com/hyperledger/fabric/peer/crypto/peerOrganizations/org1.example.com/users/Admin@org1.example.com/msp" cli peer chaincode invoke -o orderer.example.com:7050 -C mychannel -n wiprogadget -c '{"function":"changeGadgetOwner","Args":["GADGET9", "Lalitha"]}'</text:p>
      <text:p text:style-name="Standard"/>
      <text:p text:style-name="Standard"/>
      <text:p text:style-name="Standard">Invoking the function <text:span text:style-name="T1">deleteGadget</text:span> to delete the gadget record from the Ledger.</text:p>
      <text:p text:style-name="Standard"/>
      <text:p text:style-name="Standard">docker exec -e "CORE_PEER_LOCALMSPID=Org1MSP" -e "CORE_PEER_MSPCONFIGPATH=/opt/gopath/src/github.com/hyperledger/fabric/peer/crypto/peerOrganizations/org1.example.com/users/Admin@org1.example.com/msp" cli peer chaincode invoke -o orderer.example.com:7050 -C mychannel -n wiprogadget -c '{"function":"deleteGadget","Args":["GADGET9"]}'</text:p>
      <text:p text:style-name="Standard"/>
      <text:p text:style-name="Standard">Invoking the <text:span text:style-name="T1">getGadgetHistory</text:span> function to get the <text:span text:style-name="T4">history</text:span> of the <text:span text:style-name="T4">particular</text:span> Gadget ( This will update the info of the owner is changed and if it is deleted or not ) </text:p>
      <text:p text:style-name="Standard"/>
      <text:p text:style-name="Standard"/>
      <text:p text:style-name="Standard">docker exec -e "CORE_PEER_LOCALMSPID=Org1MSP" -e "CORE_PEER_MSPCONFIGPATH=/opt/gopath/src/github.com/hyperledger/fabric/peer/crypto/peerOrganizations/org1.example.com/users/Admin@org1.example.com/msp" cli peer chaincode invoke -o orderer.example.com:7050 -C mychannel -n wiprogadget -c '{"function":"getGadgetHistory","Args":["GADGET9"]}'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8T04:20:59.199810540</meta:creation-date>
    <dc:date>2020-04-08T04:26:38.094836759</dc:date>
    <meta:editing-duration>PT5M43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3" meta:paragraph-count="50" meta:word-count="492" meta:character-count="5189" meta:non-whitespace-character-count="4735"/>
  </office:meta>
</office:document-meta>
</file>